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rtigo 5: <text:span text:style-name="Strong_20_Emphasis">"Cluster Ensembles: A Survey of Approaches with Recent Extensions and Applications" (Boongoen &amp; Iam-On, 2018)</text:span></text:h>
      <text:p text:style-name="Horizontal_20_Line"/>
      <text:h text:style-name="Heading_20_4" text:outline-level="4"><text:span text:style-name="Strong_20_Emphasis">1. Introdução</text:span></text:h>
      <text:p text:style-name="Text_20_body">Os <text:span text:style-name="Strong_20_Emphasis">ensembles de clusters</text:span> têm emergido como uma técnica poderosa para melhorar a robustez e a qualidade dos resultados de agrupamento. Em vez de confiar em um único algoritmo de clustering, os ensembles combinam múltiplas partições geradas por diferentes algoritmos ou configurações para produzir uma <text:span text:style-name="Strong_20_Emphasis">partição consensual</text:span>. Essa abordagem é amplamente utilizada em diversas aplicações, como biologia computacional, mineração de dados e sistemas de recomendação.</text:p>
      <text:p text:style-name="Text_20_body">Este artigo oferece uma revisão abrangente sobre os ensembles de clustering, abordando:</text:p>
      <text:list xml:id="list1959434994" text:style-name="L1">
        <text:list-item>
          <text:p text:style-name="P3">As principais estratégias para gerar partições. </text:p>
        </text:list-item>
        <text:list-item>
          <text:p text:style-name="P3">Métodos de consenso para combinar partições. </text:p>
        </text:list-item>
        <text:list-item>
          <text:p text:style-name="P2">Extensões recentes e aplicações práticas. </text:p>
        </text:list-item>
      </text:list>
      <text:p text:style-name="Horizontal_20_Line"/>
      <text:h text:style-name="Heading_20_4" text:outline-level="4"><text:span text:style-name="Strong_20_Emphasis">2. Objetivo do Estudo</text:span></text:h>
      <text:p text:style-name="Text_20_body">O objetivo principal é fornecer uma visão detalhada das metodologias de ensembles de clustering, explorando:</text:p>
      <text:list xml:id="list1059738717" text:style-name="L2">
        <text:list-item>
          <text:p text:style-name="P5">A eficácia das abordagens existentes. </text:p>
        </text:list-item>
        <text:list-item>
          <text:p text:style-name="P5">As limitações enfrentadas na prática. </text:p>
        </text:list-item>
        <text:list-item>
          <text:p text:style-name="P4">Extensões que lidam com novos desafios, como dados em larga escala, múltiplas visões e clusters sobrepostos. </text:p>
        </text:list-item>
      </text:list>
      <text:p text:style-name="Horizontal_20_Line"/>
      <text:h text:style-name="Heading_20_4" text:outline-level="4"><text:span text:style-name="Strong_20_Emphasis">3. Componentes dos Ensembles de Clustering</text:span></text:h>
      <text:p text:style-name="Text_20_body">Os ensembles de clustering consistem em duas etapas principais: <text:span text:style-name="Strong_20_Emphasis">geração de partições</text:span> e <text:span text:style-name="Strong_20_Emphasis">funções de consenso</text:span>.</text:p>
      <text:h text:style-name="Heading_20_5" text:outline-level="5"><text:span text:style-name="Strong_20_Emphasis">3.1 Geração de Partições</text:span></text:h>
      <text:p text:style-name="Text_20_body">A diversidade das partições é essencial para o sucesso dos ensembles. As estratégias incluem:</text:p>
      <text:list xml:id="list631621078" text:style-name="L3">
        <text:list-item>
          <text:p text:style-name="P6"><text:span text:style-name="Strong_20_Emphasis">Homogêneas</text:span>:</text:p>
          <text:list>
            <text:list-item>
              <text:p text:style-name="P7">Múltiplas execuções do mesmo algoritmo (ex.: k-means) com inicializações ou parâmetros diferentes. </text:p>
            </text:list-item>
            <text:list-item>
              <text:p text:style-name="P7">Benefício: Simplicidade e alta compatibilidade. </text:p>
            </text:list-item>
            <text:list-item>
              <text:p text:style-name="P7">Limitação: Baixa diversidade nas partições. </text:p>
            </text:list-item>
          </text:list>
        </text:list-item>
        <text:list-item>
          <text:p text:style-name="P6"><text:span text:style-name="Strong_20_Emphasis">Heterogêneas</text:span>:</text:p>
          <text:list>
            <text:list-item>
              <text:p text:style-name="P7">Combinação de diferentes algoritmos de clustering (ex.: k-means, DBSCAN, hierárquico). </text:p>
            </text:list-item>
            <text:list-item>
              <text:p text:style-name="P7">Benefício: Alta diversidade. </text:p>
            </text:list-item>
            <text:list-item>
              <text:p text:style-name="P7">Limitação: Complexidade computacional. </text:p>
            </text:list-item>
          </text:list>
        </text:list-item>
        <text:list-item>
          <text:p text:style-name="P6"><text:span text:style-name="Strong_20_Emphasis">Baseadas em Subespaços ou Amostragem</text:span>:</text:p>
          <text:list>
            <text:list-item>
              <text:p text:style-name="P7"><text:soft-page-break/>Aplicação de algoritmos em subconjuntos de dados ou atributos. </text:p>
            </text:list-item>
            <text:list-item>
              <text:p text:style-name="P7">Benefício: Reduz a dimensionalidade e aumenta a diversidade. </text:p>
            </text:list-item>
            <text:list-item>
              <text:p text:style-name="P6">Limitação: Pode negligenciar informações globais. </text:p>
            </text:list-item>
          </text:list>
        </text:list-item>
      </text:list>
      <text:p text:style-name="Horizontal_20_Line"/>
      <text:h text:style-name="Heading_20_5" text:outline-level="5"><text:span text:style-name="Strong_20_Emphasis">3.2 Funções de Consenso</text:span></text:h>
      <text:p text:style-name="Text_20_body">As funções de consenso combinam as partições para produzir a solução final. Principais abordagens incluem:</text:p>
      <text:list xml:id="list2891541713" text:style-name="L4">
        <text:list-item>
          <text:p text:style-name="P8"><text:span text:style-name="Strong_20_Emphasis">Baseadas em Similaridade Pareada</text:span>:</text:p>
          <text:list>
            <text:list-item>
              <text:p text:style-name="P9">Constroem uma <text:span text:style-name="Strong_20_Emphasis">matriz de co-ocorrência</text:span> SS, onde S[i][j]S[i][j] representa a frequência de xix_i e xjx_j estarem no mesmo cluster em diferentes partições. </text:p>
            </text:list-item>
            <text:list-item>
              <text:p text:style-name="P9">Exemplo: </text:p>
              <text:list>
                <text:list-item>
                  <text:p text:style-name="P9">Partição 1: π1={{x1,x2},{x3,x4}}\pi_1 = \{\{x_1, x_2\}, \{x_3, x_4\}\} </text:p>
                </text:list-item>
                <text:list-item>
                  <text:p text:style-name="P9">Partição 2: π2={{x1,x3},{x2,x4}}\pi_2 = \{\{x_1, x_3\}, \{x_2, x_4\}\} </text:p>
                </text:list-item>
                <text:list-item>
                  <text:p text:style-name="P9">Matriz de Similaridade: S=[10.50.500.5100.50.5010.500.50.51]S = \begin{bmatrix} 1 &amp; 0.5 &amp; 0.5 &amp; 0 \\ 0.5 &amp; 1 &amp; 0 &amp; 0.5 \\ 0.5 &amp; 0 &amp; 1 &amp; 0.5 \\ 0 &amp; 0.5 &amp; 0.5 &amp; 1 \end{bmatrix} </text:p>
                </text:list-item>
              </text:list>
            </text:list-item>
          </text:list>
        </text:list-item>
        <text:list-item>
          <text:p text:style-name="P8"><text:span text:style-name="Strong_20_Emphasis">Baseadas em Grafos</text:span>:</text:p>
          <text:list>
            <text:list-item>
              <text:p text:style-name="P9">Representam partições como grafos ponderados, onde os vértices são objetos e as arestas representam similaridade. </text:p>
            </text:list-item>
            <text:list-item>
              <text:p text:style-name="P9">Métodos como corte mínimo identificam clusters. </text:p>
            </text:list-item>
          </text:list>
        </text:list-item>
        <text:list-item>
          <text:p text:style-name="P8"><text:span text:style-name="Strong_20_Emphasis">Baseadas em Reagrupamento</text:span>:</text:p>
          <text:list>
            <text:list-item>
              <text:p text:style-name="P8">Reagrupam os clusters de todas as partições em uma única solução usando algoritmos como k-means. 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Desafios e Extensões</text:span></text:h>
      <text:h text:style-name="Heading_20_5" text:outline-level="5"><text:span text:style-name="Strong_20_Emphasis">4.1 Desafios</text:span></text:h>
      <text:list xml:id="list4130571288" text:style-name="L5">
        <text:list-item>
          <text:p text:style-name="P11"><text:span text:style-name="Strong_20_Emphasis">Diversidade e Qualidade</text:span>: </text:p>
          <text:list>
            <text:list-item>
              <text:p text:style-name="P11">Partições pouco diversificadas reduzem o benefício do ensemble. </text:p>
            </text:list-item>
          </text:list>
        </text:list-item>
        <text:list-item>
          <text:p text:style-name="P11"><text:span text:style-name="Strong_20_Emphasis">Complexidade Computacional</text:span>: </text:p>
          <text:list>
            <text:list-item>
              <text:p text:style-name="P11">A combinação de partições grandes exige métodos eficientes. </text:p>
            </text:list-item>
          </text:list>
        </text:list-item>
        <text:list-item>
          <text:p text:style-name="P11"><text:span text:style-name="Strong_20_Emphasis">Clusters Sobrepostos e Ruidosos</text:span>: </text:p>
          <text:list>
            <text:list-item>
              <text:p text:style-name="P10">Métodos tradicionais têm dificuldade em lidar com essas características. </text:p>
            </text:list-item>
          </text:list>
        </text:list-item>
      </text:list>
      <text:h text:style-name="Heading_20_5" text:outline-level="5"><text:span text:style-name="Strong_20_Emphasis">4.2 Extensões Recentes</text:span></text:h>
      <text:list xml:id="list3675392389" text:style-name="L6">
        <text:list-item>
          <text:p text:style-name="P12"><text:span text:style-name="Strong_20_Emphasis">Dados de Múltiplas Visões</text:span>:</text:p>
          <text:list>
            <text:list-item>
              <text:p text:style-name="P13">Aplicações em cenários onde diferentes fontes de dados descrevem os mesmos objetos (ex.: imagem e texto). </text:p>
            </text:list-item>
            <text:list-item>
              <text:p text:style-name="P13">Estratégia: Combinar partições geradas em cada visão separadamente. </text:p>
            </text:list-item>
          </text:list>
        </text:list-item>
        <text:list-item>
          <text:p text:style-name="P12"><text:span text:style-name="Strong_20_Emphasis">Clusters Dinâmicos</text:span>:</text:p>
          <text:list>
            <text:list-item>
              <text:p text:style-name="P13">Métodos que adaptam os ensembles em fluxos de dados dinâmicos. </text:p>
            </text:list-item>
          </text:list>
        </text:list-item>
        <text:list-item>
          <text:p text:style-name="P12"><text:soft-page-break/><text:span text:style-name="Strong_20_Emphasis">Aplicações em Grande Escala</text:span>:</text:p>
          <text:list>
            <text:list-item>
              <text:p text:style-name="P12">Uso de técnicas distribuídas e paralelas para lidar com conjuntos de dados massivos. 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Aplicações Práticas</text:span></text:h>
      <text:list xml:id="list1356392196" text:style-name="L7">
        <text:list-item>
          <text:p text:style-name="P14"><text:span text:style-name="Strong_20_Emphasis">Biologia Computacional</text:span>:</text:p>
          <text:list>
            <text:list-item>
              <text:p text:style-name="P15">Análise de expressão gênica em bioinformática. </text:p>
            </text:list-item>
            <text:list-item>
              <text:p text:style-name="P15">Descoberta de padrões em redes metabólicas. </text:p>
            </text:list-item>
          </text:list>
        </text:list-item>
        <text:list-item>
          <text:p text:style-name="P14"><text:span text:style-name="Strong_20_Emphasis">Sistemas de Recomendação</text:span>:</text:p>
          <text:list>
            <text:list-item>
              <text:p text:style-name="P15">Personalização em e-commerce com base em perfis de usuários. </text:p>
            </text:list-item>
          </text:list>
        </text:list-item>
        <text:list-item>
          <text:p text:style-name="P14"><text:span text:style-name="Strong_20_Emphasis">Análise de Imagens e Texto</text:span>:</text:p>
          <text:list>
            <text:list-item>
              <text:p text:style-name="P15">Segmentação de imagens médicas. </text:p>
            </text:list-item>
            <text:list-item>
              <text:p text:style-name="P14">Agrupamento de documentos em grandes corpora. 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Exemplo Prático</text:span></text:h>
      <text:h text:style-name="Heading_20_5" text:outline-level="5"><text:span text:style-name="Strong_20_Emphasis">6.1 Cenário</text:span></text:h>
      <text:p text:style-name="Text_20_body">Considere um conjunto de dados X={x1,x2,x3,x4}X = \{x_1, x_2, x_3, x_4\} e duas partições:</text:p>
      <text:list xml:id="list1041357517" text:style-name="L8">
        <text:list-item>
          <text:p text:style-name="P17">π1={{x1,x2},{x3,x4}}\pi_1 = \{\{x_1, x_2\}, \{x_3, x_4\}\} </text:p>
        </text:list-item>
        <text:list-item>
          <text:p text:style-name="P16">π2={{x1,x3},{x2,x4}}\pi_2 = \{\{x_1, x_3\}, \{x_2, x_4\}\} </text:p>
        </text:list-item>
      </text:list>
      <text:p text:style-name="Text_20_body">objetivo é combinar as partições usando uma <text:span text:style-name="Strong_20_Emphasis">matriz de similaridade pareada</text:span> e gerar a partição consensual.</text:p>
      <text:p text:style-name="Horizontal_20_Line"/>
      <text:h text:style-name="Heading_20_5" text:outline-level="5"><text:span text:style-name="Strong_20_Emphasis">6.2 Implementação em Python</text:span></text:h>
      <text:p text:style-name="Preformatted_20_Text"><text:span text:style-name="Source_20_Text">import numpy as np</text:span></text:p>
      <text:p text:style-name="Preformatted_20_Text"><text:span text:style-name="Source_20_Text">from sklearn.cluster import KMeans</text:span></text:p>
      <text:p text:style-name="Preformatted_20_Text"/>
      <text:p text:style-name="Preformatted_20_Text"><text:span text:style-name="Source_20_Text"># Dados e partições</text:span></text:p>
      <text:p text:style-name="Preformatted_20_Text"><text:span text:style-name="Source_20_Text">n = 4</text:span></text:p>
      <text:p text:style-name="Preformatted_20_Text"><text:span text:style-name="Source_20_Text">partitions = [</text:span></text:p>
      <text:p text:style-name="Preformatted_20_Text"><text:span text:style-name="Source_20_Text"><text:s text:c="4"/>[[0, 1], [2, 3]],</text:span></text:p>
      <text:p text:style-name="Preformatted_20_Text"><text:span text:style-name="Source_20_Text"><text:s text:c="4"/>[[0, 2], [1, 3]]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Construir matriz de similaridade</text:span></text:p>
      <text:p text:style-name="Preformatted_20_Text"><text:span text:style-name="Source_20_Text">S = np.zeros((n, n))</text:span></text:p>
      <text:p text:style-name="Preformatted_20_Text"><text:span text:style-name="Source_20_Text">for partition in partitions:</text:span></text:p>
      <text:p text:style-name="Preformatted_20_Text"><text:span text:style-name="Source_20_Text"><text:s text:c="4"/>for cluster in partition:</text:span></text:p>
      <text:p text:style-name="Preformatted_20_Text"><text:span text:style-name="Source_20_Text"><text:s text:c="8"/>for i in cluster:</text:span></text:p>
      <text:p text:style-name="Preformatted_20_Text"><text:span text:style-name="Source_20_Text"><text:s text:c="12"/>for j in cluster:</text:span></text:p>
      <text:p text:style-name="Preformatted_20_Text"><text:span text:style-name="Source_20_Text"><text:s text:c="16"/>S[i, j] += 1</text:span></text:p>
      <text:p text:style-name="Preformatted_20_Text"><text:span text:style-name="Source_20_Text">S /= len(partitions)</text:span></text:p>
      <text:p text:style-name="Preformatted_20_Text"/>
      <text:p text:style-name="Preformatted_20_Text"><text:span text:style-name="Source_20_Text"># Aplicar k-means na matriz de similaridade</text:span></text:p>
      <text:p text:style-name="Preformatted_20_Text"><text:span text:style-name="Source_20_Text">kmeans = KMeans(n_clusters=2, random_state=0)</text:span></text:p>
      <text:p text:style-name="Preformatted_20_Text"><text:span text:style-name="Source_20_Text">labels = kmeans.fit_predict(S)</text:span></text:p>
      <text:p text:style-name="P1"><text:span text:style-name="Source_20_Text">print("Clusters finais:", labels)</text:span></text:p>
      <text:p text:style-name="Horizontal_20_Line"><text:soft-page-break/></text:p>
      <text:h text:style-name="Heading_20_5" text:outline-level="5"><text:span text:style-name="Strong_20_Emphasis">6.3 Implementação em C</text:span></text:h>
      <text:p text:style-name="Preformatted_20_Text"><text:span text:style-name="Source_20_Text">#include &lt;stdio.h&gt;</text:span></text:p>
      <text:p text:style-name="Preformatted_20_Text"><text:span text:style-name="Source_20_Text">#define N 4</text:span></text:p>
      <text:p text:style-name="Preformatted_20_Text"/>
      <text:p text:style-name="Preformatted_20_Text"><text:span text:style-name="Source_20_Text">void update_similarity(double S[N][N], int partitions[][2], int size) {</text:span></text:p>
      <text:p text:style-name="Preformatted_20_Text"><text:span text:style-name="Source_20_Text"><text:s text:c="4"/>for (int i = 0; i &lt; size; i++) {</text:span></text:p>
      <text:p text:style-name="Preformatted_20_Text"><text:span text:style-name="Source_20_Text"><text:s text:c="8"/>for (int j = 0; j &lt; 2; j++) {</text:span></text:p>
      <text:p text:style-name="Preformatted_20_Text"><text:span text:style-name="Source_20_Text"><text:s text:c="12"/>for (int k = 0; k &lt; 2; k++) {</text:span></text:p>
      <text:p text:style-name="Preformatted_20_Text"><text:span text:style-name="Source_20_Text"><text:s text:c="16"/>S[partitions[i][j]][partitions[i][k]] += 1.0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double S[N][N] = {0};</text:span></text:p>
      <text:p text:style-name="Preformatted_20_Text"><text:span text:style-name="Source_20_Text"><text:s text:c="4"/>int partitions[2][2] = {{0, 1}, {2, 3}, {0, 2}, {1, 3}};</text:span></text:p>
      <text:p text:style-name="Preformatted_20_Text"/>
      <text:p text:style-name="Preformatted_20_Text"><text:span text:style-name="Source_20_Text"><text:s text:c="4"/>// Atualizar matriz de similaridade</text:span></text:p>
      <text:p text:style-name="Preformatted_20_Text"><text:span text:style-name="Source_20_Text"><text:s text:c="4"/>update_similarity(S, partitions, 2);</text:span></text:p>
      <text:p text:style-name="Preformatted_20_Text"/>
      <text:p text:style-name="Preformatted_20_Text"><text:span text:style-name="Source_20_Text"><text:s text:c="4"/>// Normalizar matriz</text:span></text:p>
      <text:p text:style-name="Preformatted_20_Text"><text:span text:style-name="Source_20_Text"><text:s text:c="4"/>for (int i = 0; i &lt; N; i++) {</text:span></text:p>
      <text:p text:style-name="Preformatted_20_Text"><text:span text:style-name="Source_20_Text"><text:s text:c="8"/>for (int j = 0; j &lt; N; j++) {</text:span></text:p>
      <text:p text:style-name="Preformatted_20_Text"><text:span text:style-name="Source_20_Text"><text:s text:c="12"/>S[i][j] /= 2.0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Exibir matriz de similaridade</text:span></text:p>
      <text:p text:style-name="Preformatted_20_Text"><text:span text:style-name="Source_20_Text"><text:s text:c="4"/>printf("Matriz de Similaridade:\n");</text:span></text:p>
      <text:p text:style-name="Preformatted_20_Text"><text:span text:style-name="Source_20_Text"><text:s text:c="4"/>for (int i = 0; i &lt; N; i++) {</text:span></text:p>
      <text:p text:style-name="Preformatted_20_Text"><text:span text:style-name="Source_20_Text"><text:s text:c="8"/>for (int j = 0; j &lt; N; j++) {</text:span></text:p>
      <text:p text:style-name="Preformatted_20_Text"><text:span text:style-name="Source_20_Text"><text:s text:c="12"/>printf("%.2f ", S[i][j]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printf("\n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0;</text:span></text:p>
      <text:p text:style-name="P1"><text:span text:style-name="Source_20_Text">}</text:span></text:p>
      <text:p text:style-name="Horizontal_20_Line"/>
      <text:h text:style-name="Heading_20_4" text:outline-level="4"><text:span text:style-name="Strong_20_Emphasis">7. Conclusão</text:span></text:h>
      <text:list xml:id="list3687373256" text:style-name="L9">
        <text:list-item>
          <text:p text:style-name="P18"><text:span text:style-name="Strong_20_Emphasis">Benefícios dos Ensembles</text:span>:</text:p>
          <text:list>
            <text:list-item>
              <text:p text:style-name="P19">Melhoram a robustez e a generalização das soluções de clustering. </text:p>
            </text:list-item>
            <text:list-item>
              <text:p text:style-name="P19">Lidam bem com variabilidade entre algoritmos ou configurações. </text:p>
            </text:list-item>
          </text:list>
        </text:list-item>
        <text:list-item>
          <text:p text:style-name="P18"><text:span text:style-name="Strong_20_Emphasis">Limitações</text:span>:</text:p>
          <text:list>
            <text:list-item>
              <text:p text:style-name="P19">Necessitam de diversidade nas partições para serem eficazes. </text:p>
            </text:list-item>
            <text:list-item>
              <text:p text:style-name="P19">Métodos eficientes são críticos em cenários com grandes volumes de dados. </text:p>
            </text:list-item>
          </text:list>
        </text:list-item>
        <text:list-item>
          <text:p text:style-name="P18"><text:span text:style-name="Strong_20_Emphasis">Perspectivas Futuras</text:span>:</text:p>
          <text:list>
            <text:list-item>
              <text:p text:style-name="P19">Explorar combinações híbridas (ex.: baseadas em similaridade pareada e grafos). </text:p>
            </text:list-item>
            <text:list-item>
              <text:p text:style-name="P18">Aplicações em clustering dinâmico e de múltiplas visões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23:01:28.827252113</meta:creation-date>
    <dc:date>2024-12-05T23:02:03.557083663</dc:date>
    <meta:editing-duration>PT35S</meta:editing-duration>
    <meta:editing-cycles>1</meta:editing-cycles>
    <meta:document-statistic meta:table-count="0" meta:image-count="0" meta:object-count="0" meta:page-count="4" meta:paragraph-count="136" meta:word-count="947" meta:character-count="6262" meta:non-whitespace-character-count="5242"/>
    <meta:generator>LibreOffice/7.3.7.2$Linux_X86_64 LibreOffice_project/30$Build-2</meta:generator>
  </office:meta>
</office:document-meta>
</file>